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24-09-23 1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24-08-23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24-06-25 16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24-03-28 1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23-12-21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23-11-21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23-10-23 1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23-09-27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23-07-25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23-05-23 15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23-04-24 16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23-03-28 2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23-02-21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23-01-28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22-12-21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22-11-26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22-10-26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22-07-28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22-05-24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22-04-26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22-03-29 16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22-02-24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22-01-28 21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21-12-20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21-11-29 18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21-10-29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21-08-17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21-07-13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21-06-21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21-05-20 20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21-04-22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21-03-26 19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21-02-17 22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21-01-29 2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20-12-17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20-11-13 16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20-09-17 18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20-08-24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20-07-13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20-06-24 20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20-05-25 21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20-04-23 16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20-03-21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20-02-19 21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9-12-10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9-10-0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9-08-13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9-05-07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9-04-12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9-03-12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8-12-11 23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8-11-07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8-10-08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8-09-11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8-08-09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8-07-16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8-06-12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8-05-15 1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8-04-12 2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8-03-12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8-01-08 20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7-1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7-11-08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7-10-03 20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7-03-15 2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7-02-22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7-01-18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6-12-15 19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6-10-28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6-09-30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4-10-15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4-08-25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4-04-29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4-03-24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4-02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4-01-21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3-11-26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3-10-24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3-08-28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3-07-23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3-06-24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3-05-28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3-03-14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3-02-25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3-01-21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2-12-12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2-11-14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2-10-29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2-09-27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2-08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2-06-28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2-05-30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2-04-30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2-03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2-01-1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1-11-29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1-10-31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1-09-28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1-08-30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1-07-20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1-06-27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1-05-25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1-04-26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1-03-28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1-02-24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1-01-25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0-10-28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0-09-30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0-08-30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0-07-29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0-06-21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0-05-26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0-04-2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0-03-30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0-02-23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10-01-25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9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9-10-26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9-09-29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9-08-26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9-06-29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9-05-20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9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9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9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8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8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8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8-08-26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8-07-31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8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8-05-28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8-04-22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8-03-31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8-01-22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7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7-10-24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7-09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7-08-27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7-08-01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7-06-26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7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7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7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7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6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6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6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6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6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6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6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6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6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6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5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5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5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5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5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5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5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5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5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5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4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4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4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4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4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4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4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4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3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3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3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3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3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3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3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3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3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3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3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2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2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2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2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2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2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2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2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2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2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2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1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1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1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1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1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1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1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1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1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0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0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0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0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0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0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0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0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0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2000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9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9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9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9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9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9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9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9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9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9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9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8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8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8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8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8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8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8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8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8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7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7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7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7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7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7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7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7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7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7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6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6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6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6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6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6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6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6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6-0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6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5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5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5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5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5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5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5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5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5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5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5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5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4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4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4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4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4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4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4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4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4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4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4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4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4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3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3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3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3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3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3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3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3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3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3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3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3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3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2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2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2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2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2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2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2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2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1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1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1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1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1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1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1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1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1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1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1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8392" calcext:value-type="float">
            <text:p>-0.0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1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1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0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0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0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0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0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0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0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0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90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89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89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89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89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89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89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88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88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88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88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88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88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88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88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87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87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87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87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87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87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86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86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86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86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86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86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86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86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86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86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85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85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85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85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85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85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85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85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85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85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85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85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84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84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84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84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84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84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84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84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84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84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84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84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84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83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83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83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83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83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83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82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70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288" calcext:value-type="float">
            <text:p>-0.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45106044501</text:p>
          </table:table-cell>
          <table:table-cell office:value-type="string" calcext:value-type="string">
            <text:p>1969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3736" calcext:value-type="float">
            <text:p>-0.1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18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71" meta:object-count="0"/>
    <meta:user-defined meta:name="AppVersion">3.0</meta:user-defined>
  </office:meta>
</office:document-meta>
</file>